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133" officeooo:paragraph-rsid="001ec133"/>
    </style:style>
    <style:style style:name="P2" style:family="paragraph" style:parent-style-name="Standard">
      <style:paragraph-properties fo:text-align="justify" style:justify-single-word="false"/>
      <style:text-properties officeooo:rsid="001f1f0a" officeooo:paragraph-rsid="001f1f0a"/>
    </style:style>
    <style:style style:name="P3" style:family="paragraph" style:parent-style-name="Standard">
      <style:paragraph-properties fo:text-align="justify" style:justify-single-word="false"/>
      <style:text-properties officeooo:rsid="00296e0f" officeooo:paragraph-rsid="00296e0f"/>
    </style:style>
    <style:style style:name="P4" style:family="paragraph" style:parent-style-name="Standard">
      <style:paragraph-properties fo:text-align="justify" style:justify-single-word="false"/>
      <style:text-properties officeooo:rsid="002aff3e" officeooo:paragraph-rsid="002aff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NORMALIZACIÓN: SCREENMOVIES</text:p>
      <text:p text:style-name="P3"/>
      <text:p text:style-name="P4">USUARIO: <text:span text:style-name="T2">id</text:span>, nombre, apellidos, nomUsuario,email,contraseña.</text:p>
      <text:p text:style-name="P4"/>
      <text:p text:style-name="P4">COMENTARIO: <text:span text:style-name="T2">id,</text:span><text:span text:style-name="T4"> descripción,idUsuario, idPelicula.</text:span></text:p>
      <text:p text:style-name="P4"/>
      <text:p text:style-name="P4">PELÍCULA:<text:span text:style-name="T2">id,</text:span><text:span text:style-name="T4"> titulo, año,director,reparto, sinopsis, imagen, trailer.</text:span></text:p>
      <text:p text:style-name="P4"/>
      <text:p text:style-name="P4">PUNTUACIÓN:<text:span text:style-name="T2">id</text:span>, nota, idUsuario, idPelicula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08:40:02.497673929</meta:creation-date>
    <dc:date>2023-06-01T09:57:36.945457010</dc:date>
    <meta:editing-duration>PT1H2M4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1" meta:character-count="248" meta:non-whitespace-character-count="232"/>
  </office:meta>
</office:document-meta>
</file>